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2cm" draw:fill="solid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27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cm" fo:min-width="39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6.6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2cm"/>
    </style:style>
    <style:style style:name="gr13" style:family="graphic" style:parent-style-name="standard">
      <style:graphic-properties draw:marker-start="Double_20_Arrow" draw:marker-start-width="0.2cm" draw:marker-end="" draw:marker-end-width="0.2cm" draw:textarea-horizontal-align="center" draw:textarea-vertical-align="middle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</style:style>
    <style:style style:name="gr1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8" style:family="graphic" style:parent-style-name="standard">
      <style:graphic-properties draw:marker-start="Circle" draw:marker-start-width="0.2cm" draw:marker-end="" draw:marker-end-width="0.2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1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8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59cm"/>
    </style:style>
    <style:style style:name="gr23" style:family="graphic" style:parent-style-name="standard">
      <style:graphic-properties draw:marker-start="Arrow" draw:marker-start-width="0.2cm" draw:marker-end="" draw:marker-end-width="0.2c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size="8pt" style:font-size-asian="18pt" style:font-size-complex="18pt"/>
    </style:style>
    <style:style style:name="P6" style:family="paragraph">
      <loext:graphic-properties draw:fill="none" draw:fill-color="#ffffff"/>
      <style:text-properties fo:font-size="8pt" style:font-size-asian="18pt" style:font-size-complex="18pt"/>
    </style:style>
    <style:style style:name="P7" style:family="paragraph">
      <loext:graphic-properties draw:fill="solid" draw:fill-color="#ffcc99"/>
      <style:paragraph-properties fo:text-align="center"/>
      <style:text-properties fo:font-size="8pt" style:font-size-asian="18pt" style:font-size-complex="18pt"/>
    </style:style>
    <style:style style:name="P8" style:family="paragraph">
      <style:paragraph-properties fo:text-align="center"/>
      <style:text-properties fo:font-size="8pt" fo:font-weight="bold" style:font-size-asian="18pt" style:font-size-complex="18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>
        <style:tab-stops/>
      </style:paragraph-properties>
      <style:text-properties fo:font-size="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8pt" style:font-size-asian="18pt" style:font-size-complex="18pt"/>
    </style:style>
    <style:style style:name="P14" style:family="paragraph">
      <loext:graphic-properties draw:fill="solid" draw:fill-color="#ffff99"/>
      <style:paragraph-properties fo:text-align="center"/>
      <style:text-properties fo:font-size="8pt" style:font-size-asian="18pt" style:font-size-complex="18pt"/>
    </style:style>
    <style:style style:name="P15" style:family="paragraph">
      <loext:graphic-properties draw:fill="none" draw:fill-color="#ffffff"/>
      <style:text-properties fo:color="#ff3366" fo:font-size="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8pt" fo:font-weight="bold" style:font-size-asian="18pt" style:font-size-complex="18pt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fo:color="#ff3366" fo:font-size="8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rser" draw:style-name="dp1" draw:master-page-name="Default">
        <draw:line draw:style-name="gr1" draw:text-style-name="P1" draw:layer="layout" svg:x1="17cm" svg:y1="8cm" svg:x2="17cm" svg:y2="14.8cm">
          <text:p/>
        </draw:line>
        <draw:rect draw:style-name="gr2" draw:text-style-name="P3" draw:layer="layout" svg:width="3cm" svg:height="1cm" svg:x="3.5cm" svg:y="5.8cm">
          <text:p text:style-name="P2"><text:span text:style-name="T1">YAT.Domain.Parser.</text:span><text:span text:style-name="T1"><text:line-break/></text:span><text:span text:style-name="T1">Parser</text:span></text:p>
        </draw:rect>
        <draw:line draw:style-name="gr3" draw:text-style-name="P2" draw:layer="layout" svg:x1="5cm" svg:y1="6.8cm" svg:x2="5cm" svg:y2="28cm">
          <text:p/>
        </draw:line>
        <draw:rect draw:style-name="gr4" draw:text-style-name="P4" draw:layer="layout" svg:width="0.4cm" svg:height="20cm" svg:x="4.8cm" svg:y="7.8cm">
          <text:p/>
        </draw:rect>
        <draw:rect draw:style-name="gr4" draw:text-style-name="P4" draw:layer="layout" svg:width="0.4cm" svg:height="19.4cm" svg:x="5cm" svg:y="8.2cm">
          <text:p/>
        </draw:rect>
        <draw:path draw:style-name="gr5" draw:text-style-name="P5" draw:layer="layout" svg:width="0.458cm" svg:height="0.336cm" svg:x="5.2cm" svg:y="7.862cm" svg:viewBox="0 0 459 337" svg:d="M0 138c900-401 200 199 200 199">
          <text:p/>
        </draw:path>
        <draw:frame draw:style-name="gr6" draw:text-style-name="P6" draw:layer="layout" svg:width="1.827cm" svg:height="0.569cm" svg:x="5.108cm" svg:y="7.331cm">
          <draw:text-box>
            <text:p><text:span text:style-name="T1">TryParse()</text:span></text:p>
          </draw:text-box>
        </draw:frame>
        <draw:line draw:style-name="gr7" draw:text-style-name="P2" draw:layer="layout" svg:x1="9cm" svg:y1="6.8cm" svg:x2="9cm" svg:y2="28cm">
          <text:p/>
        </draw:line>
        <draw:custom-shape draw:style-name="gr8" draw:text-style-name="P7" draw:layer="layout" svg:width="3.4cm" svg:height="1cm" svg:x="7.3cm" svg:y="5.8cm">
          <text:p text:style-name="P2"><text:span text:style-name="T1">"A\s(B \h(88) &lt;CR&gt;)&lt;LF&gt;"</text:span><text:span text:style-name="T1"><text:line-break/></text:span><text:span text:style-name="T1">s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2" draw:text-style-name="P8" draw:layer="layout" svg:width="3cm" svg:height="0.6cm" svg:x="3.5cm" svg:y="2.2cm">
          <text:p text:style-name="P2"><text:span text:style-name="T2">Parser</text:span></text:p>
        </draw:rect>
        <draw:line draw:style-name="gr9" draw:text-style-name="P10" draw:layer="layout" svg:x1="5.6cm" svg:y1="9cm" svg:x2="9cm" svg:y2="9cm">
          <text:p text:style-name="P9"><text:span text:style-name="T1">Read() character</text:span><text:span text:style-name="T1"><text:line-break/></text:span><text:span text:style-name="T1"/></text:p>
        </draw:line>
        <draw:rect draw:style-name="gr2" draw:text-style-name="P3" draw:layer="layout" svg:width="3cm" svg:height="1cm" svg:x="23.5cm" svg:y="13cm">
          <text:p text:style-name="P2"><text:span text:style-name="T1">YAT.Domain.Parser.</text:span><text:span text:style-name="T1"><text:line-break/></text:span><text:span text:style-name="T1">EscapeState</text:span></text:p>
        </draw:rect>
        <draw:line draw:style-name="gr1" draw:text-style-name="P1" draw:layer="layout" svg:x1="13cm" svg:y1="6.8cm" svg:x2="13cm" svg:y2="28cm">
          <text:p/>
        </draw:line>
        <draw:line draw:style-name="gr1" draw:text-style-name="P1" draw:layer="layout" svg:x1="21cm" svg:y1="14.4cm" svg:x2="21cm" svg:y2="28cm">
          <text:p/>
        </draw:line>
        <draw:frame draw:style-name="gr10" draw:text-style-name="P11" draw:layer="layout" svg:width="40cm" svg:height="1.2cm" svg:x="1cm" svg:y="1cm">
          <draw:text-box>
            <text:p text:style-name="P2"><text:span text:style-name="T3">YAT :: Implementation :: Parser</text:span></text:p>
          </draw:text-box>
        </draw:frame>
        <draw:frame draw:style-name="gr11" draw:text-style-name="P6" draw:layer="layout" svg:width="17.164cm" svg:height="0.569cm" svg:x="1cm" svg:y="28.131cm">
          <draw:text-box>
            <text:p><text:span text:style-name="T1">2015-12-05 / Matthias Kläy</text:span></text:p>
          </draw:text-box>
        </draw:frame>
        <draw:frame draw:style-name="gr12" draw:text-style-name="P13" draw:layer="layout" svg:width="3.936cm" svg:height="0.569cm" svg:x="39.045cm" svg:y="28.131cm">
          <draw:text-box>
            <text:p text:style-name="P12"><text:span text:style-name="T1">Page </text:span><text:span text:style-name="T1"><text:page-number>&lt;Foliennummer&gt;</text:page-number></text:span><text:span text:style-name="T1"><text:s/>of </text:span><text:span text:style-name="T1"><text:page-count>1</text:page-count></text:span></text:p>
          </draw:text-box>
        </draw:frame>
        <draw:rect draw:style-name="gr2" draw:text-style-name="P3" draw:layer="layout" svg:width="3cm" svg:height="1cm" svg:x="27.5cm" svg:y="17.4cm">
          <text:p text:style-name="P2"><text:span text:style-name="T1">YAT.Domain.Parser.</text:span><text:span text:style-name="T1"><text:line-break/></text:span><text:span text:style-name="T1">OpeningState</text:span></text:p>
        </draw:rect>
        <draw:line draw:style-name="gr1" draw:text-style-name="P1" draw:layer="layout" svg:x1="33cm" svg:y1="26.5cm" svg:x2="33cm" svg:y2="28cm">
          <text:p/>
        </draw:line>
        <draw:line draw:style-name="gr1" draw:text-style-name="P1" draw:layer="layout" svg:x1="25cm" svg:y1="14cm" svg:x2="25cm" svg:y2="18.8cm">
          <text:p/>
        </draw:line>
        <draw:rect draw:style-name="gr2" draw:text-style-name="P3" draw:layer="layout" svg:width="3cm" svg:height="1cm" svg:x="35.5cm" svg:y="25.5cm">
          <text:p text:style-name="P2"><text:span text:style-name="T1">YAT.Domain.Parser.</text:span><text:span text:style-name="T1"><text:line-break/></text:span><text:span text:style-name="T1">NumericValueState</text:span></text:p>
        </draw:rect>
        <draw:line draw:style-name="gr1" draw:text-style-name="P1" draw:layer="layout" svg:x1="29cm" svg:y1="18.4cm" svg:x2="29cm" svg:y2="21.2cm">
          <text:p/>
        </draw:line>
        <draw:rect draw:style-name="gr2" draw:text-style-name="P3" draw:layer="layout" svg:width="3cm" svg:height="1cm" svg:x="31.5cm" svg:y="25.5cm">
          <text:p text:style-name="P2"><text:span text:style-name="T1">YAT.Domain.Parser.</text:span><text:span text:style-name="T1"><text:line-break/></text:span><text:span text:style-name="T1">AsciiMnemonicState</text:span></text:p>
        </draw:rect>
        <draw:line draw:style-name="gr1" draw:text-style-name="P1" draw:layer="layout" svg:x1="37cm" svg:y1="26.5cm" svg:x2="37cm" svg:y2="27.9cm">
          <text:p/>
        </draw:line>
        <draw:line draw:style-name="gr13" draw:text-style-name="P10" draw:layer="layout" svg:x1="16.8cm" svg:y1="13.2cm" svg:x2="5.8cm" svg:y2="13.2cm">
          <text:p/>
        </draw:line>
        <draw:custom-shape draw:style-name="gr14" draw:text-style-name="P14" draw:layer="layout" svg:width="2.5cm" svg:height="0.8cm" svg:x="20.4cm" svg:y="9.6cm">
          <text:p text:style-name="P2"><text:span text:style-name="T1">Contiguous writing</text:span></text:p>
          <text:p text:style-name="P2"><text:span text:style-name="T1">terminates at "\"</text:span></text:p>
          <draw:enhanced-geometry svg:viewBox="0 0 21600 21600" draw:mirror-horizontal="false" draw:mirror-vertical="false" draw:text-areas="800 800 20800 20800" draw:type="round-rectangular-callout" draw:modifiers="1830.94762095162 30741.573033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" draw:text-style-name="P10" draw:layer="layout" svg:x1="16.8cm" svg:y1="14.4cm" svg:x2="13.2cm" svg:y2="14.4cm">
          <text:p/>
        </draw:line>
        <draw:line draw:style-name="gr9" draw:text-style-name="P10" draw:layer="layout" svg:x1="2.6cm" svg:y1="7.8cm" svg:x2="4.8cm" svg:y2="7.8cm">
          <text:p text:style-name="P9"><text:span text:style-name="T1">Parse()</text:span><text:span text:style-name="T1"><text:line-break/></text:span><text:span text:style-name="T1"/></text:p>
        </draw:line>
        <draw:path draw:style-name="gr5" draw:text-style-name="P5" draw:layer="layout" svg:width="0.399cm" svg:height="0.399cm" svg:x="5.4cm" svg:y="8.2cm" svg:viewBox="0 0 400 400" svg:d="M0 188c900-523 0 212 0 212">
          <text:p/>
        </draw:path>
        <draw:frame draw:style-name="gr15" draw:text-style-name="P6" draw:layer="layout" svg:width="2.852cm" svg:height="0.569cm" svg:x="5.757cm" svg:y="7.8cm">
          <draw:text-box>
            <text:p><text:span text:style-name="T1">InitializeTopLevel()</text:span></text:p>
          </draw:text-box>
        </draw:frame>
        <draw:rect draw:style-name="gr4" draw:text-style-name="P4" draw:layer="layout" svg:width="0.4cm" svg:height="18.6cm" svg:x="5.2cm" svg:y="8.8cm">
          <text:p/>
        </draw:rect>
        <draw:rect draw:style-name="gr2" draw:text-style-name="P3" draw:layer="layout" svg:width="2.4cm" svg:height="1.4cm" svg:x="3.8cm" svg:y="2.8cm">
          <text:p text:style-name="P2"><text:span text:style-name="T1">CharReader</text:span></text:p>
          <text:p text:style-name="P2"><text:span text:style-name="T1">BytesWriter</text:span></text:p>
          <text:p text:style-name="P2"><text:span text:style-name="T1">Results</text:span></text:p>
          <text:p text:style-name="P2"><text:span text:style-name="T1">State</text:span></text:p>
        </draw:rect>
        <draw:rect draw:style-name="gr2" draw:text-style-name="P3" draw:layer="layout" svg:width="3cm" svg:height="0.8cm" svg:x="3.5cm" svg:y="4.2cm">
          <text:p text:style-name="P2"><text:span text:style-name="T1">Parse()</text:span></text:p>
          <text:p text:style-name="P2"><text:span text:style-name="T1">TryParse()</text:span></text:p>
        </draw:rect>
        <draw:line draw:style-name="gr9" draw:text-style-name="P10" draw:layer="layout" svg:x1="5.6cm" svg:y1="9.4cm" svg:x2="16.8cm" svg:y2="9.4cm">
          <text:p text:style-name="P9"><text:span text:style-name="T1">TryParse()</text:span><text:span text:style-name="T1"><text:line-break/></text:span><text:span text:style-name="T1"/></text:p>
        </draw:line>
        <draw:frame draw:style-name="gr16" draw:text-style-name="P15" draw:layer="layout" svg:width="2.555cm" svg:height="0.569cm" svg:x="6cm" svg:y="26.6cm">
          <draw:text-box>
            <text:p><text:span text:style-name="T4">In case of errors</text:span></text:p>
          </draw:text-box>
        </draw:frame>
        <draw:line draw:style-name="gr9" draw:text-style-name="P10" draw:layer="layout" svg:x1="5.6cm" svg:y1="27.4cm" svg:x2="9cm" svg:y2="27.4cm">
          <text:p text:style-name="P9"><text:span text:style-name="T1">ReadToEnd()</text:span><text:span text:style-name="T1"><text:line-break/></text:span><text:span text:style-name="T1"/></text:p>
        </draw:line>
        <draw:rect draw:style-name="gr17" draw:text-style-name="P3" draw:layer="layout" svg:width="3cm" svg:height="0.8cm" svg:x="11.5cm" svg:y="4.2cm">
          <text:p text:style-name="P2"><text:span text:style-name="T1">TryParse()</text:span></text:p>
          <text:p text:style-name="P2"><text:span text:style-name="T1">ChangeState()</text:span></text:p>
        </draw:rect>
        <draw:rect draw:style-name="gr2" draw:text-style-name="P3" draw:layer="layout" svg:width="3cm" svg:height="0.6cm" svg:x="15.5cm" svg:y="3.6cm">
          <text:p text:style-name="P2"><text:span text:style-name="T1">ContiguousWriter</text:span></text:p>
        </draw:rect>
        <draw:rect draw:style-name="gr2" draw:text-style-name="P3" draw:layer="layout" svg:width="3cm" svg:height="1cm" svg:x="15.5cm" svg:y="7cm">
          <text:p text:style-name="P2"><text:span text:style-name="T1">YAT.Domain.Parser.</text:span><text:span text:style-name="T1"><text:line-break/></text:span><text:span text:style-name="T1">DefaultState</text:span></text:p>
        </draw:rect>
        <draw:rect draw:style-name="gr2" draw:text-style-name="P3" draw:layer="layout" svg:width="3cm" svg:height="0.8cm" svg:x="15.5cm" svg:y="4.2cm">
          <text:p text:style-name="P2"><text:span text:style-name="T1">TryParse()</text:span></text:p>
          <text:p text:style-name="P2"><text:span text:style-name="T1">TryWriteContiguous()</text:span></text:p>
        </draw:rect>
        <draw:rect draw:style-name="gr17" draw:text-style-name="P8" draw:layer="layout" svg:width="3cm" svg:height="0.6cm" svg:x="11.5cm" svg:y="3.6cm">
          <text:p text:style-name="P2"><text:span text:style-name="T2">ParserState</text:span></text:p>
        </draw:rect>
        <draw:rect draw:style-name="gr2" draw:text-style-name="P8" draw:layer="layout" svg:width="3cm" svg:height="0.6cm" svg:x="15.5cm" svg:y="3cm">
          <text:p text:style-name="P2"><text:span text:style-name="T2">DefaultState</text:span></text:p>
        </draw:rect>
        <draw:rect draw:style-name="gr3" draw:text-style-name="P3" draw:layer="layout" svg:width="3cm" svg:height="0.6cm" svg:x="23.5cm" svg:y="3.6cm">
          <text:p/>
        </draw:rect>
        <draw:rect draw:style-name="gr2" draw:text-style-name="P3" draw:layer="layout" svg:width="3cm" svg:height="0.8cm" svg:x="23.5cm" svg:y="4.2cm">
          <text:p text:style-name="P2"><text:span text:style-name="T1">TryParse()</text:span></text:p>
          <text:p text:style-name="P2"><text:span text:style-name="T1"/></text:p>
        </draw:rect>
        <draw:rect draw:style-name="gr2" draw:text-style-name="P8" draw:layer="layout" svg:width="3cm" svg:height="0.6cm" svg:x="23.5cm" svg:y="3cm">
          <text:p text:style-name="P2"><text:span text:style-name="T2">EscapeState</text:span></text:p>
        </draw:rect>
        <draw:rect draw:style-name="gr3" draw:text-style-name="P3" draw:layer="layout" svg:width="3cm" svg:height="0.6cm" svg:x="27.5cm" svg:y="3.6cm">
          <text:p/>
        </draw:rect>
        <draw:rect draw:style-name="gr2" draw:text-style-name="P3" draw:layer="layout" svg:width="3cm" svg:height="0.8cm" svg:x="27.5cm" svg:y="4.2cm">
          <text:p text:style-name="P2"><text:span text:style-name="T1">TryParse()</text:span></text:p>
          <text:p text:style-name="P2"><text:span text:style-name="T1"/></text:p>
        </draw:rect>
        <draw:rect draw:style-name="gr2" draw:text-style-name="P8" draw:layer="layout" svg:width="3cm" svg:height="0.6cm" svg:x="27.5cm" svg:y="3cm">
          <text:p text:style-name="P2"><text:span text:style-name="T2">OpeningState</text:span></text:p>
        </draw:rect>
        <draw:rect draw:style-name="gr2" draw:text-style-name="P3" draw:layer="layout" svg:width="3cm" svg:height="0.6cm" svg:x="35.5cm" svg:y="3.6cm">
          <text:p text:style-name="P2"><text:span text:style-name="T1">ValueWriter</text:span></text:p>
        </draw:rect>
        <draw:rect draw:style-name="gr2" draw:text-style-name="P3" draw:layer="layout" svg:width="3cm" svg:height="0.8cm" svg:x="35.5cm" svg:y="4.2cm">
          <text:p text:style-name="P2"><text:span text:style-name="T1">TryParse()</text:span></text:p>
          <text:p text:style-name="P2"><text:span text:style-name="T1"/></text:p>
        </draw:rect>
        <draw:rect draw:style-name="gr2" draw:text-style-name="P8" draw:layer="layout" svg:width="3cm" svg:height="0.6cm" svg:x="35.5cm" svg:y="3cm">
          <text:p text:style-name="P2"><text:span text:style-name="T2">NumericValueState</text:span></text:p>
        </draw:rect>
        <draw:rect draw:style-name="gr2" draw:text-style-name="P3" draw:layer="layout" svg:width="3cm" svg:height="0.6cm" svg:x="31.5cm" svg:y="3.6cm">
          <text:p text:style-name="P2"><text:span text:style-name="T1">MnemonicWriter</text:span></text:p>
        </draw:rect>
        <draw:rect draw:style-name="gr2" draw:text-style-name="P3" draw:layer="layout" svg:width="3cm" svg:height="0.8cm" svg:x="31.5cm" svg:y="4.2cm">
          <text:p text:style-name="P2"><text:span text:style-name="T1">TryParse()</text:span></text:p>
          <text:p text:style-name="P2"><text:span text:style-name="T1"/></text:p>
        </draw:rect>
        <draw:rect draw:style-name="gr2" draw:text-style-name="P8" draw:layer="layout" svg:width="3cm" svg:height="0.6cm" svg:x="31.5cm" svg:y="3cm">
          <text:p text:style-name="P2"><text:span text:style-name="T2">AsciiMnemonicState</text:span></text:p>
        </draw:rect>
        <draw:rect draw:style-name="gr3" draw:text-style-name="P3" draw:layer="layout" svg:width="3cm" svg:height="0.6cm" svg:x="19.5cm" svg:y="3.6cm">
          <text:p/>
        </draw:rect>
        <draw:rect draw:style-name="gr2" draw:text-style-name="P3" draw:layer="layout" svg:width="3cm" svg:height="0.8cm" svg:x="19.5cm" svg:y="4.2cm">
          <text:p text:style-name="P2"><text:span text:style-name="T1">TryParse()</text:span></text:p>
          <text:p text:style-name="P2"><text:span text:style-name="T1"/></text:p>
        </draw:rect>
        <draw:rect draw:style-name="gr2" draw:text-style-name="P8" draw:layer="layout" svg:width="3cm" svg:height="0.6cm" svg:x="19.5cm" svg:y="3cm">
          <text:p text:style-name="P2"><text:span text:style-name="T2">NestedState</text:span></text:p>
        </draw:rect>
        <draw:rect draw:style-name="gr2" draw:text-style-name="P3" draw:layer="layout" svg:width="3cm" svg:height="1cm" svg:x="19.5cm" svg:y="13.4cm">
          <text:p text:style-name="P2"><text:span text:style-name="T1">YAT.Domain.Parser.</text:span><text:span text:style-name="T1"><text:line-break/></text:span><text:span text:style-name="T1">NestedState</text:span></text:p>
        </draw:rect>
        <draw:rect draw:style-name="gr4" draw:text-style-name="P4" draw:layer="layout" svg:width="0.4cm" svg:height="1cm" svg:x="16.786cm" svg:y="9.4cm">
          <text:p/>
        </draw:rect>
        <draw:line draw:style-name="gr13" draw:text-style-name="P10" draw:layer="layout" svg:x1="16.8cm" svg:y1="13.8cm" svg:x2="5.8cm" svg:y2="13.8cm">
          <text:p/>
        </draw:line>
        <draw:rect draw:style-name="gr4" draw:text-style-name="P4" draw:layer="layout" svg:width="0.4cm" svg:height="0.2cm" svg:x="5.4cm" svg:y="13.6cm">
          <text:p/>
        </draw:rect>
        <draw:line draw:style-name="gr18" draw:text-style-name="P10" draw:layer="layout" svg:x1="5.7cm" svg:y1="13.6cm" svg:x2="16.8cm" svg:y2="13.6cm">
          <text:p text:style-name="P9"><text:span text:style-name="T1">NestedParser = GetParser(new EscapeState())</text:span><text:span text:style-name="T1"><text:line-break/></text:span><text:span text:style-name="T1"/></text:p>
        </draw:line>
        <draw:rect draw:style-name="gr17" draw:text-style-name="P3" draw:layer="layout" svg:width="3cm" svg:height="1cm" svg:x="11.5cm" svg:y="5.8cm">
          <text:p text:style-name="P2"><text:span text:style-name="T1">YAT.Domain.Parser.</text:span><text:span text:style-name="T1"><text:line-break/></text:span><text:span text:style-name="T1">ParserState</text:span></text:p>
        </draw:rect>
        <draw:rect draw:style-name="gr4" draw:text-style-name="P4" draw:layer="layout" svg:width="0.4cm" svg:height="0.2cm" svg:x="12.8cm" svg:y="14.2cm">
          <text:p/>
        </draw:rect>
        <draw:custom-shape draw:style-name="gr8" draw:text-style-name="P7" draw:layer="layout" svg:width="1.2cm" svg:height="0.6cm" svg:x="10.6cm" svg:y="9.5cm">
          <text:p text:style-name="P2"><text:span text:style-name="T1">"A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10" draw:layer="layout" svg:x1="5.6cm" svg:y1="10.8cm" svg:x2="16.8cm" svg:y2="10.8cm">
          <text:p text:style-name="P9"><text:span text:style-name="T1">TryParse()</text:span><text:span text:style-name="T1"><text:line-break/></text:span><text:span text:style-name="T1"/></text:p>
        </draw:line>
        <draw:custom-shape draw:style-name="gr8" draw:text-style-name="P7" draw:layer="layout" svg:width="1.2cm" svg:height="0.6cm" svg:x="10.6cm" svg:y="10.9cm">
          <text:p text:style-name="P2"><text:span text:style-name="T1">"\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3" draw:text-style-name="P10" draw:layer="layout" svg:x1="5.6cm" svg:y1="10.4cm" svg:x2="16.8cm" svg:y2="10.4cm">
          <text:p/>
        </draw:line>
        <draw:rect draw:style-name="gr4" draw:text-style-name="P4" draw:layer="layout" svg:width="0.4cm" svg:height="3.8cm" svg:x="16.8cm" svg:y="10.8cm">
          <text:p/>
        </draw:rect>
        <draw:path draw:style-name="gr5" draw:text-style-name="P5" draw:layer="layout" svg:width="0.458cm" svg:height="0.336cm" svg:x="17.2cm" svg:y="9.462cm" svg:viewBox="0 0 459 337" svg:d="M0 138c900-401 200 199 200 199">
          <text:p/>
        </draw:path>
        <draw:frame draw:style-name="gr19" draw:text-style-name="P6" draw:layer="layout" svg:width="3.614cm" svg:height="0.569cm" svg:x="17.1cm" svg:y="8.931cm">
          <draw:text-box>
            <text:p><text:span text:style-name="T1">ContiguousWriter.Write()</text:span></text:p>
          </draw:text-box>
        </draw:frame>
        <draw:rect draw:style-name="gr4" draw:text-style-name="P4" draw:layer="layout" svg:width="0.4cm" svg:height="0.4cm" svg:x="17cm" svg:y="9.8cm">
          <text:p/>
        </draw:rect>
        <draw:path draw:style-name="gr5" draw:text-style-name="P5" draw:layer="layout" svg:width="0.458cm" svg:height="0.336cm" svg:x="17.192cm" svg:y="10.862cm" svg:viewBox="0 0 459 337" svg:d="M0 138c900-401 200 199 200 199">
          <text:p/>
        </draw:path>
        <draw:frame draw:style-name="gr20" draw:text-style-name="P6" draw:layer="layout" svg:width="3.186cm" svg:height="0.569cm" svg:x="17.514cm" svg:y="10.4cm">
          <draw:text-box>
            <text:p><text:span text:style-name="T1">TryWriteContiguous()</text:span></text:p>
          </draw:text-box>
        </draw:frame>
        <draw:frame draw:style-name="gr21" draw:text-style-name="P6" draw:layer="layout" svg:width="3.901cm" svg:height="0.569cm" svg:x="17.734cm" svg:y="10.8cm">
          <draw:text-box>
            <text:p><text:span text:style-name="T1">TryWriteContiguousRadix()</text:span></text:p>
          </draw:text-box>
        </draw:frame>
        <draw:path draw:style-name="gr5" draw:text-style-name="P5" draw:layer="layout" svg:width="0.458cm" svg:height="0.336cm" svg:x="17.4cm" svg:y="11.3cm" svg:viewBox="0 0 459 337" svg:d="M0 138c900-401 200 199 200 199">
          <text:p/>
        </draw:path>
        <draw:path draw:style-name="gr5" draw:text-style-name="P5" draw:layer="layout" svg:width="0.458cm" svg:height="0.336cm" svg:x="17.6cm" svg:y="11.7cm" svg:viewBox="0 0 459 337" svg:d="M0 138c900-401 200 199 200 199">
          <text:p/>
        </draw:path>
        <draw:frame draw:style-name="gr22" draw:text-style-name="P6" draw:layer="layout" svg:width="4.659cm" svg:height="0.569cm" svg:x="17.934cm" svg:y="11.2cm">
          <draw:text-box>
            <text:p><text:span text:style-name="T1">TryWriteContiguousRadixItem()</text:span></text:p>
          </draw:text-box>
        </draw:frame>
        <draw:rect draw:style-name="gr4" draw:text-style-name="P4" draw:layer="layout" svg:width="0.4cm" svg:height="1.6cm" svg:x="17cm" svg:y="11.2cm">
          <text:p/>
        </draw:rect>
        <draw:rect draw:style-name="gr4" draw:text-style-name="P4" draw:layer="layout" svg:width="0.4cm" svg:height="1cm" svg:x="17.2cm" svg:y="11.6cm">
          <text:p/>
        </draw:rect>
        <draw:rect draw:style-name="gr4" draw:text-style-name="P4" draw:layer="layout" svg:width="0.4cm" svg:height="0.4cm" svg:x="17.4cm" svg:y="12cm">
          <text:p/>
        </draw:rect>
        <draw:line draw:style-name="gr23" draw:text-style-name="P10" draw:layer="layout" svg:x1="13.2cm" svg:y1="14.2cm" svg:x2="16.8cm" svg:y2="14.2cm">
          <text:p text:style-name="P9"><text:span text:style-name="T1">ChangeState(new NestedState)</text:span><text:span text:style-name="T1"><text:line-break/></text:span><text:span text:style-name="T1"/></text:p>
        </draw:line>
        <draw:rect draw:style-name="gr4" draw:text-style-name="P4" draw:layer="layout" svg:width="0.4cm" svg:height="0.2cm" svg:x="5.4cm" svg:y="13cm">
          <text:p/>
        </draw:rect>
        <draw:line draw:style-name="gr18" draw:text-style-name="P10" draw:layer="layout" svg:x1="5.7cm" svg:y1="13cm" svg:x2="16.8cm" svg:y2="13cm">
          <text:p text:style-name="P9"><text:span text:style-name="T1">CommitBytes()</text:span><text:span text:style-name="T1"><text:line-break/></text:span><text:span text:style-name="T1"/></text:p>
        </draw:line>
        <draw:line draw:style-name="gr13" draw:text-style-name="P10" draw:layer="layout" svg:x1="5.6cm" svg:y1="14.6cm" svg:x2="16.8cm" svg:y2="14.6cm">
          <text:p/>
        </draw:line>
        <draw:line draw:style-name="gr9" draw:text-style-name="P10" draw:layer="layout" svg:x1="5.6cm" svg:y1="15cm" svg:x2="20.8cm" svg:y2="15cm">
          <text:p text:style-name="P9"><text:span text:style-name="T1">TryParse()</text:span><text:span text:style-name="T1"><text:line-break/></text:span><text:span text:style-name="T1"/></text:p>
        </draw:line>
        <draw:custom-shape draw:style-name="gr8" draw:text-style-name="P7" draw:layer="layout" svg:width="1.2cm" svg:height="0.6cm" svg:x="12.6cm" svg:y="15.1cm">
          <text:p text:style-name="P2"><text:span text:style-name="T1">"s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2" draw:text-style-name="P3" draw:layer="layout" svg:width="2.4cm" svg:height="1.4cm" svg:x="1.4cm" svg:y="2.8cm">
          <text:p text:style-name="P2"><text:span text:style-name="T1">Endianess</text:span></text:p>
          <text:p text:style-name="P2"><text:span text:style-name="T1">Encoding</text:span></text:p>
          <text:p text:style-name="P2"><text:span text:style-name="T1">DefaultRadix</text:span></text:p>
          <text:p text:style-name="P2"><text:span text:style-name="T1">Modes</text:span></text:p>
        </draw:rect>
        <draw:rect draw:style-name="gr2" draw:text-style-name="P3" draw:layer="layout" svg:width="2.4cm" svg:height="1.4cm" svg:x="6.2cm" svg:y="2.8cm">
          <text:p text:style-name="P2"><text:span text:style-name="T1">ParentParser</text:span></text:p>
          <text:p text:style-name="P2"><text:span text:style-name="T1">NestedParser</text:span></text:p>
          <text:p text:style-name="P2"><text:span text:style-name="T1">IsKeywordParser</text:span></text:p>
          <text:p text:style-name="P2"><text:span text:style-name="T1">HasFinished</text:span></text:p>
        </draw:rect>
        <draw:rect draw:style-name="gr4" draw:text-style-name="P4" draw:layer="layout" svg:width="0.4cm" svg:height="3.8cm" svg:x="20.8cm" svg:y="15cm">
          <text:p/>
        </draw:rect>
        <draw:rect draw:style-name="gr4" draw:text-style-name="P4" draw:layer="layout" svg:width="0.4cm" svg:height="2.6cm" svg:x="5.4cm" svg:y="16cm">
          <text:p/>
        </draw:rect>
        <draw:line draw:style-name="gr18" draw:text-style-name="P10" draw:layer="layout" svg:x1="5.7cm" svg:y1="16cm" svg:x2="20.8cm" svg:y2="16cm">
          <text:p text:style-name="P9"><text:span text:style-name="T1">NestedParser { get } State { get }</text:span><text:span text:style-name="T1"><text:line-break/></text:span><text:span text:style-name="T1"/></text:p>
        </draw:line>
        <draw:line draw:style-name="gr9" draw:text-style-name="P10" draw:layer="layout" svg:x1="5.8cm" svg:y1="16.4cm" svg:x2="24.8cm" svg:y2="16.4cm">
          <text:p text:style-name="P9"><text:span text:style-name="T1">TryParse()</text:span><text:span text:style-name="T1"><text:line-break/></text:span><text:span text:style-name="T1"/></text:p>
        </draw:line>
        <draw:rect draw:style-name="gr4" draw:text-style-name="P4" draw:layer="layout" svg:width="0.4cm" svg:height="2.2cm" svg:x="24.8cm" svg:y="16.4cm">
          <text:p/>
        </draw:rect>
        <draw:custom-shape draw:style-name="gr8" draw:text-style-name="P7" draw:layer="layout" svg:width="1.2cm" svg:height="0.6cm" svg:x="14.7cm" svg:y="16.5cm">
          <text:p text:style-name="P2"><text:span text:style-name="T1">"s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4" draw:text-style-name="P4" draw:layer="layout" svg:width="0.4cm" svg:height="0.2cm" svg:x="5.6cm" svg:y="17.6cm">
          <text:p/>
        </draw:rect>
        <draw:line draw:style-name="gr18" draw:text-style-name="P10" draw:layer="layout" svg:x1="5.9cm" svg:y1="17.6cm" svg:x2="24.8cm" svg:y2="17.6cm">
          <text:p text:style-name="P9"><text:span text:style-name="T1">SetDefaultRadix()</text:span><text:span text:style-name="T1"><text:line-break/></text:span><text:span text:style-name="T1"/></text:p>
        </draw:line>
        <draw:line draw:style-name="gr13" draw:text-style-name="P10" draw:layer="layout" svg:x1="24.8cm" svg:y1="17.8cm" svg:x2="6cm" svg:y2="17.8cm">
          <text:p/>
        </draw:line>
        <draw:line draw:style-name="gr13" draw:text-style-name="P10" draw:layer="layout" svg:x1="24.8cm" svg:y1="18.4cm" svg:x2="13.2cm" svg:y2="18.4cm">
          <text:p/>
        </draw:line>
        <draw:rect draw:style-name="gr4" draw:text-style-name="P4" draw:layer="layout" svg:width="0.4cm" svg:height="0.2cm" svg:x="12.8cm" svg:y="18.2cm">
          <text:p/>
        </draw:rect>
        <draw:line draw:style-name="gr23" draw:text-style-name="P10" draw:layer="layout" svg:x1="13.2cm" svg:y1="18.2cm" svg:x2="24.8cm" svg:y2="18.2cm">
          <text:p text:style-name="P9"><text:span text:style-name="T1">ChangeState(new OpeningState)</text:span><text:span text:style-name="T1"><text:line-break/></text:span><text:span text:style-name="T1"/></text:p>
        </draw:line>
        <draw:line draw:style-name="gr13" draw:text-style-name="P10" draw:layer="layout" svg:x1="5.8cm" svg:y1="18.6cm" svg:x2="24.8cm" svg:y2="18.6cm">
          <text:p/>
        </draw:line>
        <draw:line draw:style-name="gr9" draw:text-style-name="P10" draw:layer="layout" svg:x1="5.6cm" svg:y1="19.2cm" svg:x2="28.8cm" svg:y2="19.2cm">
          <text:p text:style-name="P9"><text:span text:style-name="T1">TryParse()</text:span><text:span text:style-name="T1"><text:line-break/></text:span><text:span text:style-name="T1"/></text:p>
        </draw:line>
        <draw:custom-shape draw:style-name="gr8" draw:text-style-name="P7" draw:layer="layout" svg:width="1.2cm" svg:height="0.6cm" svg:x="16.6cm" svg:y="19.3cm">
          <text:p text:style-name="P2"><text:span text:style-name="T1">"(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3" draw:text-style-name="P10" draw:layer="layout" svg:x1="5.6cm" svg:y1="18.8cm" svg:x2="20.8cm" svg:y2="18.8cm">
          <text:p/>
        </draw:line>
        <draw:rect draw:style-name="gr4" draw:text-style-name="P4" draw:layer="layout" svg:width="0.4cm" svg:height="1.8cm" svg:x="28.8cm" svg:y="19.2cm">
          <text:p/>
        </draw:rect>
        <draw:rect draw:style-name="gr4" draw:text-style-name="P4" draw:layer="layout" svg:width="0.4cm" svg:height="0.8cm" svg:x="5.4cm" svg:y="20.2cm">
          <text:p/>
        </draw:rect>
        <draw:line draw:style-name="gr18" draw:text-style-name="P10" draw:layer="layout" svg:x1="5.7cm" svg:y1="20.2cm" svg:x2="28.8cm" svg:y2="20.2cm">
          <text:p text:style-name="P9"><text:span text:style-name="T1">NestedParser { get } State { get }</text:span><text:span text:style-name="T1"><text:line-break/></text:span><text:span text:style-name="T1"/></text:p>
        </draw:line>
        <draw:line draw:style-name="gr13" draw:text-style-name="P10" draw:layer="layout" svg:x1="28.8cm" svg:y1="20.8cm" svg:x2="13.2cm" svg:y2="20.8cm">
          <text:p/>
        </draw:line>
        <draw:rect draw:style-name="gr4" draw:text-style-name="P4" draw:layer="layout" svg:width="0.4cm" svg:height="0.2cm" svg:x="12.8cm" svg:y="20.6cm">
          <text:p/>
        </draw:rect>
        <draw:line draw:style-name="gr23" draw:text-style-name="P10" draw:layer="layout" svg:x1="13.2cm" svg:y1="20.6cm" svg:x2="28.8cm" svg:y2="20.6cm">
          <text:p text:style-name="P9"><text:span text:style-name="T1">ChangeState(new DefaultState)</text:span><text:span text:style-name="T1"><text:line-break/></text:span><text:span text:style-name="T1"/></text:p>
        </draw:line>
        <draw:line draw:style-name="gr13" draw:text-style-name="P10" draw:layer="layout" svg:x1="5.8cm" svg:y1="21cm" svg:x2="28.8cm" svg:y2="21cm">
          <text:p/>
        </draw:line>
        <draw:rect draw:style-name="gr2" draw:text-style-name="P3" draw:layer="layout" svg:width="3cm" svg:height="1cm" svg:x="15.5cm" svg:y="20.3cm">
          <text:p text:style-name="P2"><text:span text:style-name="T1">YAT.Domain.Parser.</text:span><text:span text:style-name="T1"><text:line-break/></text:span><text:span text:style-name="T1">DefaultState</text:span></text:p>
        </draw:rect>
        <draw:custom-shape draw:style-name="gr14" draw:text-style-name="P14" draw:layer="layout" svg:width="2.5cm" svg:height="0.8cm" svg:x="9.3cm" svg:y="27.6cm">
          <text:p text:style-name="P2"><text:span text:style-name="T1">Then compose</text:span></text:p>
          <text:p text:style-name="P2"><text:span text:style-name="T1">error message</text:span></text:p>
          <draw:enhanced-geometry svg:viewBox="0 0 21600 21600" draw:mirror-horizontal="false" draw:mirror-vertical="false" draw:text-areas="800 800 20800 20800" draw:type="round-rectangular-callout" draw:modifiers="-336.825269892043 -3721.3483146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" draw:text-style-name="P1" draw:layer="layout" svg:x1="17cm" svg:y1="21.3cm" svg:x2="17cm" svg:y2="26.1cm">
          <text:p/>
        </draw:line>
        <draw:rect draw:style-name="gr4" draw:text-style-name="P4" draw:layer="layout" svg:width="0.4cm" svg:height="1.2cm" svg:x="16.8cm" svg:y="21.4cm">
          <text:p/>
        </draw:rect>
        <draw:line draw:style-name="gr9" draw:text-style-name="P10" draw:layer="layout" svg:x1="5.6cm" svg:y1="21.4cm" svg:x2="16.8cm" svg:y2="21.4cm">
          <text:p text:style-name="P9"><text:span text:style-name="T1">TryParse()</text:span><text:span text:style-name="T1"><text:line-break/></text:span><text:span text:style-name="T1"/></text:p>
        </draw:line>
        <draw:custom-shape draw:style-name="gr8" draw:text-style-name="P7" draw:layer="layout" svg:width="1.2cm" svg:height="0.6cm" svg:x="10.6cm" svg:y="21.5cm">
          <text:p text:style-name="P2"><text:span text:style-name="T1">"B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10" draw:layer="layout" svg:x1="5.6cm" svg:y1="23cm" svg:x2="16.8cm" svg:y2="23cm">
          <text:p text:style-name="P9"><text:span text:style-name="T1">TryParse()</text:span><text:span text:style-name="T1"><text:line-break/></text:span><text:span text:style-name="T1"/></text:p>
        </draw:line>
        <draw:custom-shape draw:style-name="gr8" draw:text-style-name="P7" draw:layer="layout" svg:width="1.2cm" svg:height="0.6cm" svg:x="10.6cm" svg:y="23.1cm">
          <text:p text:style-name="P2"><text:span text:style-name="T1">" 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path draw:style-name="gr5" draw:text-style-name="P5" draw:layer="layout" svg:width="0.458cm" svg:height="0.336cm" svg:x="17.186cm" svg:y="21.462cm" svg:viewBox="0 0 459 337" svg:d="M0 138c900-401 200 199 200 199">
          <text:p/>
        </draw:path>
        <draw:frame draw:style-name="gr19" draw:text-style-name="P6" draw:layer="layout" svg:width="3.614cm" svg:height="0.569cm" svg:x="17.5cm" svg:y="21.431cm">
          <draw:text-box>
            <text:p><text:span text:style-name="T1">ContiguousWriter.Write()</text:span></text:p>
          </draw:text-box>
        </draw:frame>
        <draw:rect draw:style-name="gr4" draw:text-style-name="P4" draw:layer="layout" svg:width="0.4cm" svg:height="0.4cm" svg:x="16.986cm" svg:y="21.8cm">
          <text:p/>
        </draw:rect>
        <draw:path draw:style-name="gr5" draw:text-style-name="P5" draw:layer="layout" svg:width="0.458cm" svg:height="0.336cm" svg:x="17.2cm" svg:y="23.231cm" svg:viewBox="0 0 459 337" svg:d="M0 138c900-401 200 199 200 199">
          <text:p/>
        </draw:path>
        <draw:frame draw:style-name="gr19" draw:text-style-name="P6" draw:layer="layout" svg:width="3.614cm" svg:height="0.569cm" svg:x="17.1cm" svg:y="22.7cm">
          <draw:text-box>
            <text:p><text:span text:style-name="T1">ContiguousWriter.Write()</text:span></text:p>
          </draw:text-box>
        </draw:frame>
        <draw:rect draw:style-name="gr4" draw:text-style-name="P4" draw:layer="layout" svg:width="0.4cm" svg:height="1.2cm" svg:x="16.8cm" svg:y="23cm">
          <text:p/>
        </draw:rect>
        <draw:line draw:style-name="gr13" draw:text-style-name="P10" draw:layer="layout" svg:x1="5.6cm" svg:y1="22.6cm" svg:x2="16.8cm" svg:y2="22.6cm">
          <text:p/>
        </draw:line>
        <draw:rect draw:style-name="gr4" draw:text-style-name="P4" draw:layer="layout" svg:width="0.4cm" svg:height="0.4cm" svg:x="17cm" svg:y="23.569cm">
          <text:p/>
        </draw:rect>
        <draw:line draw:style-name="gr13" draw:text-style-name="P10" draw:layer="layout" svg:x1="5.6cm" svg:y1="24.2cm" svg:x2="16.8cm" svg:y2="24.2cm">
          <text:p/>
        </draw:line>
        <draw:custom-shape draw:style-name="gr8" draw:text-style-name="P7" draw:layer="layout" svg:width="1.2cm" svg:height="0.6cm" svg:x="10.607cm" svg:y="24.7cm">
          <text:p text:style-name="P2"><text:span text:style-name="T1">"\"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path draw:style-name="gr5" draw:text-style-name="P5" draw:layer="layout" svg:width="0.458cm" svg:height="0.336cm" svg:x="17.199cm" svg:y="24.662cm" svg:viewBox="0 0 459 337" svg:d="M0 138c900-401 200 199 200 199">
          <text:p/>
        </draw:path>
        <draw:frame draw:style-name="gr21" draw:text-style-name="P6" draw:layer="layout" svg:width="3.901cm" svg:height="0.569cm" svg:x="17.741cm" svg:y="24.6cm">
          <draw:text-box>
            <text:p><text:span text:style-name="T1">TryWriteContiguousRadix()</text:span></text:p>
          </draw:text-box>
        </draw:frame>
        <draw:path draw:style-name="gr5" draw:text-style-name="P5" draw:layer="layout" svg:width="0.458cm" svg:height="0.336cm" svg:x="17.407cm" svg:y="25.1cm" svg:viewBox="0 0 459 337" svg:d="M0 138c900-401 200 199 200 199">
          <text:p/>
        </draw:path>
        <draw:frame draw:style-name="gr22" draw:text-style-name="P6" draw:layer="layout" svg:width="4.659cm" svg:height="0.569cm" svg:x="17.941cm" svg:y="25cm">
          <draw:text-box>
            <text:p><text:span text:style-name="T1">TryWriteContiguousRadixItem()</text:span></text:p>
          </draw:text-box>
        </draw:frame>
        <draw:line draw:style-name="gr9" draw:text-style-name="P10" draw:layer="layout" svg:x1="5.6cm" svg:y1="24.6cm" svg:x2="16.8cm" svg:y2="24.6cm">
          <text:p text:style-name="P9"><text:span text:style-name="T1">TryParse()</text:span><text:span text:style-name="T1"><text:line-break/></text:span><text:span text:style-name="T1"/></text:p>
        </draw:line>
        <draw:rect draw:style-name="gr4" draw:text-style-name="P4" draw:layer="layout" svg:width="0.4cm" svg:height="2.2cm" svg:x="16.8cm" svg:y="24.6cm">
          <text:p/>
        </draw:rect>
        <draw:rect draw:style-name="gr4" draw:text-style-name="P4" draw:layer="layout" svg:width="0.4cm" svg:height="1.6cm" svg:x="17cm" svg:y="25cm">
          <text:p/>
        </draw:rect>
        <draw:rect draw:style-name="gr4" draw:text-style-name="P4" draw:layer="layout" svg:width="0.4cm" svg:height="1cm" svg:x="17.2cm" svg:y="25.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1DT12H21M4S</meta:editing-duration>
    <meta:editing-cycles>33</meta:editing-cycles>
    <meta:generator>LibreOffice/6.1.1.2$Windows_X86_64 LibreOffice_project/5d19a1bfa650b796764388cd8b33a5af1f5baa1b</meta:generator>
    <dc:date>2019-10-28T14:04:01.952000000</dc:date>
    <meta:document-statistic meta:object-count="138"/>
  </office:meta>
</office:document-meta>
</file>